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Ubuntu Mono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Demystifying</text:span></text:p>
            <text:p text:style-name="P1"><text:span text:style-name="T2">std::function</text:span></text:p>
          </draw:text-box>
        </draw:frame>
        <draw:frame draw:style-name="gr1" draw:text-style-name="P3" draw:layer="layout" svg:width="13.926cm" svg:height="1.673cm" svg:x="2.032cm" svg:y="18.034cm">
          <draw:text-box>
            <text:p>Maciek Gajewski, <text:a xlink:href="mailto:maciej.gajewski0@gmail.com" xlink:type="simple">maciej.gajewski0@gmail.com</text:a></text:p>
            <text:p>October 2016</text:p>
          </draw:text-box>
        </draw:frame>
        <draw:frame draw:style-name="gr2" draw:text-style-name="P3" draw:layer="layout" svg:width="0.502cm" svg:height="0.962cm" svg:x="16.002cm" svg:y="5.33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std::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Type-erasing container</text:p>
              </text:list-item>
              <text:list-item>
                <text:p>Able to store at most one item</text:p>
              </text:list-item>
              <text:list-item>
                <text:p>Stores callable objects (functors, function pointer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sconcep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td::function is the type of lambdas</text:p>
              </text:list-item>
              <text:list-item>
                <text:p>std::function requires some build-it magic to be implemented</text:p>
              </text:list-item>
              <text:list-item>
                <text:p>std::function is horribly slow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4:07:02.817089342</meta:creation-date>
    <dc:date>2016-10-16T14:26:22.117464814</dc:date>
    <meta:editing-duration>PT19M17S</meta:editing-duration>
    <meta:editing-cycles>4</meta:editing-cycles>
    <meta:generator>LibreOffice/5.1.4.2$Linux_X86_64 LibreOffice_project/10m0$Build-2</meta:generator>
    <meta:document-statistic meta:object-count="34"/>
  </office:meta>
</office:document-meta>
</file>